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8pt" fo:language="en" fo:country="US" fo:font-weight="bold" officeooo:rsid="000ebca4" officeooo:paragraph-rsid="000ebca4" style:font-size-asian="18pt" style:font-weight-asian="bold" style:font-size-complex="18pt" style:font-weight-complex="bold"/>
    </style:style>
    <style:style style:name="P2" style:family="paragraph" style:parent-style-name="Standard">
      <style:text-properties fo:font-size="15pt" fo:language="en" fo:country="US" fo:font-weight="normal" officeooo:rsid="000ebca4" officeooo:paragraph-rsid="000ebca4" style:font-size-asian="13.1000003814697pt" style:font-weight-asian="normal" style:font-size-complex="15pt" style:font-weight-complex="normal"/>
    </style:style>
    <style:style style:name="P3" style:family="paragraph" style:parent-style-name="Standard">
      <style:text-properties fo:font-size="15pt" fo:language="en" fo:country="US" fo:font-weight="normal" officeooo:rsid="000f60ac" officeooo:paragraph-rsid="000f60ac" style:font-size-asian="13.1000003814697pt" style:font-weight-asian="normal" style:font-size-complex="15pt" style:font-weight-complex="normal"/>
    </style:style>
    <style:style style:name="P4" style:family="paragraph" style:parent-style-name="Standard">
      <style:text-properties fo:font-size="15pt" fo:language="en" fo:country="US" fo:font-weight="bold" officeooo:rsid="000ebca4" officeooo:paragraph-rsid="000ebca4" style:font-size-asian="13.1000003814697pt" style:font-weight-asian="bold" style:font-size-complex="15pt" style:font-weight-complex="bold"/>
    </style:style>
    <style:style style:name="P5" style:family="paragraph" style:parent-style-name="Standard">
      <style:text-properties fo:font-size="15pt" fo:language="en" fo:country="US" fo:font-weight="bold" officeooo:rsid="000ebca4" officeooo:paragraph-rsid="000ebca4" style:font-size-asian="15pt" style:font-weight-asian="bold" style:font-size-complex="15pt" style:font-weight-complex="bold"/>
    </style:style>
    <style:style style:name="P6" style:family="paragraph" style:parent-style-name="Standard" style:list-style-name="L1">
      <style:text-properties fo:font-size="15pt" fo:language="en" fo:country="US" fo:font-weight="normal" officeooo:rsid="000ebca4" officeooo:paragraph-rsid="000ebca4" style:font-size-asian="13.1000003814697pt" style:font-weight-asian="normal" style:font-size-complex="15pt" style:font-weight-complex="normal"/>
    </style:style>
    <style:style style:name="T1" style:family="text">
      <style:text-properties officeooo:rsid="000f60ac"/>
    </style:style>
    <style:style style:name="T2" style:family="text">
      <style:text-properties officeooo:rsid="000fff89"/>
    </style:style>
    <style:style style:name="T3" style:family="text">
      <style:text-properties fo:font-size="15pt" officeooo:rsid="000fff89" style:font-size-asian="15pt" style:font-size-complex="15pt"/>
    </style:style>
    <style:style style:name="T4" style:family="text">
      <style:text-properties officeooo:rsid="00122555"/>
    </style:style>
    <style:style style:name="T5" style:family="text">
      <style:text-properties officeooo:rsid="00137e9c"/>
    </style:style>
    <text:list-style style:name="L1">
      <text:list-level-style-bullet text:level="1" text:style-name="Bullet_20_Symbols" text:bullet-char="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<text:tab/><text:tab/><text:span text:style-name="T3">Name : Panneerselvam N</text:span></text:p>
      <text:p text:style-name="P5"><text:tab/><text:tab/><text:tab/><text:span text:style-name="T2">Role : Research Intern – Inepect</text:span></text:p>
      <text:p text:style-name="P5"><text:tab/><text:tab/><text:tab/><text:span text:style-name="T2">Date : 16/06/2021</text:span></text:p>
      <text:p text:style-name="P5"/>
      <text:p text:style-name="P1">Task : Data Collection (Tower Inspection)</text:p>
      <text:p text:style-name="P1"/>
      <text:p text:style-name="P2">To<text:span text:style-name="T2">day</text:span> I have collected the following categories of datasets:</text:p>
      <text:p text:style-name="P2"/>
      <text:list xml:id="list72988072" text:style-name="L1">
        <text:list-item>
          <text:p text:style-name="P6">Insulators</text:p>
        </text:list-item>
        <text:list-item>
          <text:p text:style-name="P6">Bird’s Nest</text:p>
        </text:list-item>
      </text:list>
      <text:p text:style-name="P2"/>
      <text:p text:style-name="P4"><text:span text:style-name="T4">Insulators</text:span> :</text:p>
      <text:p text:style-name="P2">I have fully downloaded two public dataset repositor<text:span text:style-name="T5">ies</text:span>.</text:p>
      <text:p text:style-name="P2">Link : <text:a xlink:type="simple" xlink:href="https://github.com/InsulatorData/InsulatorDataSet.git" text:style-name="Internet_20_link" text:visited-style-name="Visited_20_Internet_20_Link">https://github.com/InsulatorData/InsulatorDataSet.git</text:a></text:p>
      <text:p text:style-name="P2">Link : <text:a xlink:type="simple" xlink:href="https://cv.po.opole.pl/dataset1/" text:style-name="Internet_20_link" text:visited-style-name="Visited_20_Internet_20_Link">https://cv.po.opole.pl/dataset1/</text:a></text:p>
      <text:p text:style-name="P2"/>
      <text:p text:style-name="P2">Totally 6200 images are there in insulator category.</text:p>
      <text:p text:style-name="P2"/>
      <text:p text:style-name="P2"/>
      <text:p text:style-name="P4">Bird’s Nest:</text:p>
      <text:p text:style-name="P2">I have collected around 220 images <text:span text:style-name="T1">using web scraping. For web scraping I have used Image Downloader- Image eye chrome extension.</text:span></text:p>
      <text:p text:style-name="P2"/>
      <text:p text:style-name="P2">Link : <text:a xlink:type="simple" xlink:href="https://zenodo.org/record/4015912#.YL2kYZozZNh" text:style-name="Internet_20_link" text:visited-style-name="Visited_20_Internet_20_Link">https://zenodo.org/record/4015912#.YL2kYZozZNh</text:a></text:p>
      <text:p text:style-name="P3">Above repository have many datasets related to bird’s nest category. Due internet problem I didn't able to download, because of large file size . 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16T22:09:26.150156975</meta:creation-date>
    <dc:date>2021-06-16T22:36:12.680892249</dc:date>
    <meta:editing-duration>PT10M43S</meta:editing-duration>
    <meta:editing-cycles>4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106" meta:character-count="763" meta:non-whitespace-character-count="664"/>
  </office:meta>
</office:document-meta>
</file>